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Slab" svg:font-family="'Roboto Slab', serif"/>
    <style:font-face style:name="inherit" svg:font-family="inherit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631d5"/>
    </style:style>
    <style:style style:name="P2" style:family="paragraph" style:parent-style-name="Standard">
      <style:text-properties officeooo:rsid="00038a8f" officeooo:paragraph-rsid="000631d5"/>
    </style:style>
    <style:style style:name="P3" style:family="paragraph" style:parent-style-name="Standard">
      <style:text-properties fo:font-variant="normal" fo:text-transform="none" style:font-name="Liberation Sans" fo:font-size="12pt" fo:letter-spacing="normal" fo:font-style="normal" fo:font-weight="normal" officeooo:rsid="00038a8f" officeooo:paragraph-rsid="000631d5" fo:background-color="transparent" style:font-size-asian="12pt" style:font-style-asian="normal" style:font-size-complex="12pt" style:font-style-complex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style:font-name="Liberation Sans" fo:font-size="12pt" fo:letter-spacing="normal" fo:font-style="normal" fo:font-weight="normal" officeooo:paragraph-rsid="00087a84" fo:background-color="transparent" style:font-size-asian="12pt" style:font-style-asian="normal" style:font-size-complex="12pt" style:font-style-complex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12pt" fo:font-style="normal" officeooo:paragraph-rsid="000b30cb" fo:background-color="transparent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12pt" fo:font-style="normal" officeooo:paragraph-rsid="000c1abf" fo:background-color="transparent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ans" fo:font-size="12pt" fo:font-style="normal" officeooo:rsid="000cf327" officeooo:paragraph-rsid="000cf327" fo:background-color="transparent" style:font-size-asian="12pt" style:font-style-asian="normal" style:font-size-complex="12pt" style:font-style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c1abf"/>
    </style:style>
    <style:style style:name="P9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Liberation Sans" fo:font-size="12pt" fo:letter-spacing="normal" fo:font-style="normal" fo:font-weight="bold" officeooo:paragraph-rsid="000b30cb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Liberation Sans" fo:font-size="12pt" fo:letter-spacing="normal" fo:font-style="normal" fo:font-weight="normal" officeooo:paragraph-rsid="000b30cb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Liberation Sans" fo:font-size="12pt" fo:letter-spacing="normal" fo:font-style="normal" fo:font-weight="normal" officeooo:paragraph-rsid="000c1abf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0b30cb"/>
    </style:style>
    <style:style style:name="P1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0c1abf"/>
    </style:style>
    <style:style style:name="P14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Liberation Sans" fo:font-size="12pt" fo:letter-spacing="normal" fo:font-style="normal" fo:font-weight="normal" officeooo:paragraph-rsid="000c1abf" style:font-size-asian="12pt" style:font-size-complex="12pt"/>
    </style:style>
    <style:style style:name="P15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Liberation Sans" fo:font-size="12pt" fo:letter-spacing="normal" fo:font-style="normal" fo:font-weight="normal" officeooo:rsid="000c1abf" officeooo:paragraph-rsid="000c1abf" style:font-size-asian="12pt" style:font-size-complex="12pt"/>
    </style:style>
    <style:style style:name="T1" style:family="text">
      <style:text-properties officeooo:rsid="00080974"/>
    </style:style>
    <style:style style:name="T2" style:family="text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02368c2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" style:family="text">
      <style:text-properties fo:font-variant="normal" fo:text-transform="none" fo:color="#32838f" style:text-line-through-style="none" style:text-line-through-type="none" style:font-name="Liberation Sans" fo:font-size="12pt" fo:letter-spacing="normal" fo:font-style="normal" style:text-underline-style="none" fo:font-weight="normal" style:text-blinking="false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4" style:family="text">
      <style:text-properties fo:font-variant="normal" fo:text-transform="none" fo:color="#32838f" style:text-line-through-style="none" style:text-line-through-type="none" style:font-name="Liberation Sans" fo:font-size="12pt" fo:letter-spacing="normal" fo:font-style="normal" style:text-underline-style="none" fo:font-weight="normal" officeooo:rsid="002d9d18" style:text-blinking="false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5" style:family="text">
      <style:text-properties fo:font-variant="normal" fo:text-transform="none" fo:color="#32838f" style:text-line-through-style="none" style:text-line-through-type="none" style:font-name="Liberation Sans" fo:font-size="12pt" fo:letter-spacing="normal" fo:font-style="normal" style:text-underline-style="none" fo:font-weight="normal" officeooo:rsid="002dfc37" style:text-blinking="false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6" style:family="text">
      <style:text-properties fo:font-variant="normal" fo:text-transform="none" fo:color="#32838f" style:text-line-through-style="none" style:text-line-through-type="none" style:font-name="Liberation Sans" fo:font-size="12pt" fo:letter-spacing="normal" fo:font-style="normal" style:text-underline-style="none" fo:font-weight="normal" officeooo:rsid="000631d5" style:text-blinking="false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7" style:family="text">
      <style:text-properties fo:font-variant="normal" fo:text-transform="none" fo:letter-spacing="normal" fo:font-weight="normal" loext:padding="0in" loext:border="none"/>
    </style:style>
    <style:style style:name="T8" style:family="text">
      <style:text-properties fo:font-variant="normal" fo:text-transform="none" fo:letter-spacing="normal" fo:font-weight="normal" officeooo:rsid="00080974" loext:padding="0in" loext:border="none"/>
    </style:style>
    <style:style style:name="T9" style:family="text">
      <style:text-properties fo:font-variant="normal" fo:text-transform="none" fo:letter-spacing="normal" fo:font-weight="normal" officeooo:rsid="002ecf60" loext:padding="0in" loext:border="none"/>
    </style:style>
    <style:style style:name="T10" style:family="text">
      <style:text-properties fo:font-variant="normal" fo:text-transform="none" fo:letter-spacing="normal" fo:font-weight="normal" officeooo:rsid="0009922d" loext:padding="0in" loext:border="none"/>
    </style:style>
    <style:style style:name="T11" style:family="text">
      <style:text-properties fo:font-variant="normal" fo:text-transform="none" fo:letter-spacing="normal" fo:font-weight="normal" officeooo:rsid="000b30cb" loext:padding="0in" loext:border="none"/>
    </style:style>
    <style:style style:name="T12" style:family="text">
      <style:text-properties fo:font-variant="normal" fo:text-transform="none" fo:letter-spacing="normal" fo:font-weight="normal" officeooo:rsid="000c1abf" loext:padding="0in" loext:border="none"/>
    </style:style>
    <style:style style:name="T13" style:family="text">
      <style:text-properties fo:font-variant="normal" fo:text-transform="none" fo:color="#212529" style:text-line-through-style="none" style:text-line-through-type="none" style:font-name="Liberation Sans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212529" style:text-line-through-style="none" style:text-line-through-type="none" style:font-name="Liberation Sans" fo:font-size="12pt" fo:letter-spacing="normal" fo:font-style="normal" style:text-underline-style="none" fo:font-weight="normal" officeooo:rsid="00044739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212529" style:text-line-through-style="none" style:text-line-through-type="none" style:font-name="Liberation Sans" fo:font-size="12pt" fo:letter-spacing="normal" fo:font-style="normal" style:text-underline-style="none" fo:font-weight="normal" officeooo:rsid="00080974" style:text-blinking="false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212529" style:text-line-through-style="none" style:text-line-through-type="none" style:font-name="Liberation Sans" fo:font-size="12pt" fo:letter-spacing="normal" fo:font-style="normal" style:text-underline-style="none" fo:font-weight="normal" officeooo:rsid="000c1abf" style:text-blinking="false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17" style:family="text">
      <style:text-properties fo:font-variant="normal" fo:text-transform="none" fo:color="#212529" fo:letter-spacing="normal" fo:font-weight="normal" loext:padding="0in" loext:border="none"/>
    </style:style>
    <style:style style:name="T18" style:family="text">
      <style:text-properties fo:font-variant="normal" fo:text-transform="none" fo:color="#212529" fo:letter-spacing="normal" fo:font-weight="normal" officeooo:rsid="00080974" loext:padding="0in" loext:border="none"/>
    </style:style>
    <style:style style:name="T19" style:family="text">
      <style:text-properties fo:font-variant="normal" fo:text-transform="none" fo:color="#212529" style:font-name="Liberation Sans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12529" style:font-name="Liberation Sans" fo:font-size="12pt" fo:letter-spacing="normal" fo:font-style="normal" fo:font-weight="normal" officeooo:rsid="0005a3c5" style:font-size-asian="12pt" style:font-size-complex="12pt"/>
    </style:style>
    <style:style style:name="T21" style:family="text">
      <style:text-properties fo:font-variant="normal" fo:text-transform="none" fo:color="#212529" style:font-name="Liberation Sans" fo:font-size="12pt" fo:letter-spacing="normal" fo:font-style="normal" fo:font-weight="normal" officeooo:rsid="00080974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2" style:family="text">
      <style:text-properties fo:font-variant="normal" fo:text-transform="none" fo:color="#212529" style:font-name="Liberation Sans" fo:font-size="12pt" fo:letter-spacing="normal" fo:font-style="normal" fo:font-weight="normal" officeooo:rsid="000c1abf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3" style:family="text">
      <style:text-properties fo:font-variant="normal" fo:text-transform="none" style:font-name="Liberation Sans" fo:font-size="12pt" fo:letter-spacing="normal" fo:font-style="normal" fo:font-weight="bold" officeooo:rsid="00080974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4" style:family="text">
      <style:text-properties fo:font-variant="normal" fo:text-transform="none" style:font-name="Liberation Sans" fo:font-size="12pt" fo:letter-spacing="normal" fo:font-style="normal" fo:font-weight="bold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5" style:family="text">
      <style:text-properties fo:font-variant="normal" fo:text-transform="none" style:font-name="Liberation Sans" fo:font-size="12pt" fo:letter-spacing="normal" fo:font-style="normal" fo:font-weight="normal" officeooo:rsid="00080974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6" style:family="text">
      <style:text-properties fo:font-variant="normal" fo:text-transform="none" style:font-name="Liberation Sans" fo:font-size="12pt" fo:letter-spacing="normal" fo:font-style="normal" fo:font-weight="normal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7" style:family="text">
      <style:text-properties fo:font-variant="normal" fo:text-transform="none" style:font-name="Liberation Sans" fo:font-size="12pt" fo:letter-spacing="normal" fo:font-style="normal" fo:font-weight="normal" officeooo:rsid="002d9d18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8" style:family="text">
      <style:text-properties fo:font-variant="normal" fo:text-transform="none" style:font-name="Liberation Sans" fo:font-size="12pt" fo:letter-spacing="normal" fo:font-style="normal" fo:font-weight="normal" officeooo:rsid="002dfc37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9" style:family="text">
      <style:text-properties fo:font-variant="normal" fo:text-transform="none" style:font-name="Liberation Sans" fo:font-size="12pt" fo:letter-spacing="normal" fo:font-style="normal" fo:font-weight="normal" officeooo:rsid="000c1abf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30" style:family="text">
      <style:text-properties fo:font-variant="normal" fo:text-transform="none" style:font-name="Liberation Sans" fo:font-size="12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1" style:family="text">
      <style:text-properties fo:color="#000000" fo:language="en" fo:country="US" style:text-underline-style="none" officeooo:rsid="002368c2" style:font-weight-asian="normal" style:font-weight-complex="normal"/>
    </style:style>
    <style:style style:name="T32" style:family="text">
      <style:text-properties officeooo:rsid="0005a3c5"/>
    </style:style>
    <style:style style:name="T33" style:family="text">
      <style:text-properties officeooo:rsid="00044739"/>
    </style:style>
    <style:style style:name="T34" style:family="text">
      <style:text-properties officeooo:rsid="00087219"/>
    </style:style>
    <style:style style:name="T35" style:family="text">
      <style:text-properties officeooo:rsid="0009922d"/>
    </style:style>
    <style:style style:name="T36" style:family="text">
      <style:text-properties officeooo:rsid="000b30cb"/>
    </style:style>
    <style:style style:name="T37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weight="bold" officeooo:rsid="00080974" fo:background-color="transparent" loext:char-shading-value="0" style:font-style-asian="normal" style:font-style-complex="normal" loext:padding="0in" loext:border="none"/>
    </style:style>
    <style:style style:name="T39" style:family="text">
      <style:text-properties officeooo:rsid="00080974" fo:background-color="transparent" loext:char-shading-value="0" style:font-style-asian="normal" style:font-style-complex="normal" loext:padding="0in" loext:border="none"/>
    </style:style>
    <style:style style:name="T40" style:family="text">
      <style:text-properties officeooo:rsid="000c1abf" fo:background-color="transparent" loext:char-shading-value="0" style:font-style-asian="normal" style:font-style-complex="normal" loext:padding="0in" loext:border="none"/>
    </style:style>
    <style:style style:name="T41" style:family="text">
      <style:text-properties fo:background-color="transparent" loext:char-shading-value="0" style:font-style-asian="normal" style:font-style-complex="normal" loext:padding="0in" loext:border="none"/>
    </style:style>
    <style:style style:name="T42" style:family="text">
      <style:text-properties officeooo:rsid="000b30cb" fo:background-color="transparent" loext:char-shading-value="0" style:font-style-asian="normal" style:font-style-complex="normal" loext:padding="0in" loext:border="none"/>
    </style:style>
    <style:style style:name="T43" style:family="text">
      <style:text-properties officeooo:rsid="000c1abf"/>
    </style:style>
    <style:style style:name="T44" style:family="text">
      <style:text-properties officeooo:rsid="000cf327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23">&lt;h1&gt;</text:span></text:span><text:span text:style-name="T37">Co</text:span><text:span text:style-name="Strong_20_Emphasis"><text:span text:style-name="T24">pyright Notice</text:span></text:span><text:span text:style-name="Strong_20_Emphasis"><text:span text:style-name="T23">&lt;/h1&gt;</text:span></text:span><text:span text:style-name="Strong_20_Emphasis"><text:span text:style-name="T24"> </text:span></text:span></text:p>
      <text:p text:style-name="P2"><text:span text:style-name="Strong_20_Emphasis"><text:span text:style-name="T24"/></text:span></text:p>
      <text:p text:style-name="P4"><text:span text:style-name="T1">&lt;p&gt;</text:span>All images and materials found on this website are copyrighted to <text:span text:style-name="T31">Evert A. Robles</text:span> (the Artist).<text:span text:style-name="T44">&lt;br&gt;</text:span><text:line-break/>Any user, found to replicate, reproduce, reference, circulate, distribute, manipulate or otherwise use these images without the Artist’s written consent will be in breach of copyright laws.<text:span text:style-name="T1">&lt;/p&gt;</text:span><text:line-break/></text:p>
      <text:p text:style-name="P1"><text:span text:style-name="Strong_20_Emphasis"><text:span text:style-name="T23">&lt;h2&gt;</text:span></text:span><text:span text:style-name="Strong_20_Emphasis"><text:span text:style-name="T24">Image Referencing</text:span></text:span><text:span text:style-name="Strong_20_Emphasis"><text:span text:style-name="T23">&lt;/h2&gt;</text:span></text:span></text:p>
      <text:p text:style-name="P1"><text:span text:style-name="T25">&lt;p&gt;</text:span><text:span text:style-name="T26">You do not require a license if you intend to reference images from this website for personal use, such as drawings, illustrations, and 3D artworks that are intended for studies, practice and leisure. However, </text:span><text:span text:style-name="T30">you </text:span><text:span text:style-name="Strong_20_Emphasis"><text:span text:style-name="T30">must</text:span></text:span><text:span text:style-name="T30"> give</text:span><text:span text:style-name="T26"> clear credit for any reference used when publishing your work both online and offline, stating clearly: "</text:span><text:span text:style-name="T27">Art</text:span><text:span text:style-name="T26"> by </text:span><text:span text:style-name="T2">Evert A. Robles</text:span><text:span text:style-name="T26">", and link back to </text:span><text:a xlink:type="simple" xlink:href="http://www.zhangjingna.com/" text:style-name="Internet_20_link" text:visited-style-name="Visited_20_Internet_20_Link"><text:span text:style-name="T3">www.</text:span></text:a><text:span text:style-name="T4">evertrobles.art</text:span><text:span text:style-name="T26"> or user page on social medias such as Facebook, Twitter, and Instagram. The Artist reserves the right to file take-downs for infringement if you fail to comply with these terms.</text:span><text:span text:style-name="T25">&lt;/p&gt;</text:span><text:span text:style-name="T26"><text:line-break/></text:span></text:p>
      <text:p text:style-name="P1"><text:span text:style-name="Strong_20_Emphasis"><text:span text:style-name="T23">&lt;h2&gt;</text:span></text:span><text:span text:style-name="Strong_20_Emphasis"><text:span text:style-name="T24">Image Sharing</text:span></text:span><text:span text:style-name="Strong_20_Emphasis"><text:span text:style-name="T23">&lt;/h2&gt;</text:span></text:span></text:p>
      <text:p text:style-name="P8"><text:span text:style-name="T25">&lt;p&gt;</text:span><text:span text:style-name="T26">You may share images and work found on this website under the following conditions:</text:span></text:p>
      <text:p text:style-name="P8"><text:span text:style-name="T29"><text:s/><text:tab/>&lt;ul&gt;</text:span><text:span text:style-name="T26"><text:line-break/><text:tab/><text:tab/></text:span><text:span text:style-name="T22">&lt;li&gt;</text:span><text:span text:style-name="T26">You must credit the Artist’s full name </text:span><text:span text:style-name="T2">Evert A. Robles</text:span><text:span text:style-name="T26"> and link back t</text:span><text:span text:style-name="T28">o <text:tab/><text:tab/><text:tab/><text:tab/></text:span><text:a xlink:type="simple" xlink:href="http://www.zhangjingna.com/" text:style-name="Internet_20_link" text:visited-style-name="Visited_20_Internet_20_Link"><text:span text:style-name="T5">www.</text:span></text:a><text:span text:style-name="T4">evertrobles.art.</text:span><text:span text:style-name="T16">&lt;/li&gt;</text:span><text:span text:style-name="T26"><text:line-break/></text:span><text:span text:style-name="T22">&lt;li&gt;</text:span><text:span text:style-name="T26">You may not use the material for commercial purposes or out of context of featuring the Artist.</text:span><text:span text:style-name="T22">&lt;/li&gt;</text:span><text:span text:style-name="T26"><text:line-break/></text:span><text:span text:style-name="T22">&lt;li&gt;</text:span><text:span text:style-name="T26">If you remix, transform, or build upon the material, you may not distribute the modified material without the Artist’s consent in written agreement.</text:span><text:span text:style-name="T22">&lt;/li&gt;</text:span><text:span text:style-name="T26"><text:line-break/></text:span><text:span text:style-name="T22">&lt;li&gt;</text:span><text:span text:style-name="T26">If you use the images for news or blog features, you may not edit/crop/manipulate the Artist’s works in any way except for image previews only.</text:span><text:span text:style-name="T22">&lt;/li&gt;</text:span></text:p>
      <text:p text:style-name="P6"><text:span text:style-name="T7">In other words, you may not use the images and materials from this website in artworks, manipulations or designs, including but not limited to: illustrations, paintings, composites, manipulations, websites, layouts, tubes, wallpapers, banners, blogs, </text:span><text:span text:style-name="T11">album cover</text:span><text:span text:style-name="T7">s, posters, icons, etc, for any purpose whatsoever without explicit written permission from the Artist.</text:span><text:span text:style-name="T8">&lt;/p&gt;</text:span><text:span text:style-name="T7"><text:line-break/></text:span><text:span text:style-name="T12">&lt;/ul&gt;</text:span></text:p>
      <text:p text:style-name="P7"><text:span text:style-name="T7">&lt;/</text:span><text:span text:style-name="T12">p</text:span><text:span text:style-name="T7">&gt;</text:span></text:p>
      <text:p text:style-name="P9"><text:span text:style-name="Strong_20_Emphasis"><text:span text:style-name="T38">&lt;h2&gt;</text:span></text:span>T<text:span text:style-name="T35">attoos</text:span><text:span text:style-name="Strong_20_Emphasis"><text:span text:style-name="T38">&lt;/h2&gt;</text:span></text:span></text:p>
      <text:p text:style-name="P10"><text:span text:style-name="T39">&lt;p&gt;</text:span>Under the following conditions, tattoos are <text:span text:style-name="T32">to</text:span> free use:<text:span text:style-name="T39">&lt;/p&gt;</text:span></text:p>
      <text:list xml:id="list2872317237" text:style-name="L1">
        <text:list-header>
          <text:p text:style-name="P14"><text:span text:style-name="T39">&lt;</text:span><text:span text:style-name="T40">ul</text:span><text:span text:style-name="T39">&gt;</text:span></text:p>
          <text:p text:style-name="P14"><text:span text:style-name="T43">&lt;li&gt;</text:span>Engage an artist pro<text:span text:style-name="T44">b</text:span>ably capable of rendering the best reproduction of the work for the <text:span text:style-name="T44">best </text:span>results.<text:span text:style-name="T43">&lt;li&gt;</text:span></text:p>
          <text:p text:style-name="P14"><text:soft-page-break/><text:span text:style-name="T43">&lt;li&gt;</text:span>A donations <text:span text:style-name="T44">is </text:span>encouraged <text:span text:style-name="T32">for </text:span>replicating original images by <text:span text:style-name="T33">Evert A. Robles</text:span>.<text:span text:style-name="T40">&lt;li&gt;</text:span></text:p>
          <text:p text:style-name="P15"><text:span text:style-name="T40">&lt;/</text:span><text:span text:style-name="T41">ul&gt;</text:span></text:p>
        </text:list-header>
      </text:list>
      <text:p text:style-name="P13"><text:span text:style-name="T21">&lt;p&gt;</text:span><text:span text:style-name="T19">Send a well lit photo of the finished tattoo with your name to </text:span><text:a xlink:type="simple" xlink:href="mailto:info@alexgrey.com" text:style-name="Internet_20_link" text:visited-style-name="Visited_20_Internet_20_Link"><text:span text:style-name="T13">info@</text:span></text:a><text:a xlink:type="simple" xlink:href="http://alexgrey.com/" text:style-name="Internet_20_link" text:visited-style-name="Visited_20_Internet_20_Link">e</text:a><text:span text:style-name="T14">vertrobles.art </text:span><text:span text:style-name="T19"> (works in progress photos welcome).</text:span><text:span text:style-name="T21">&lt;/p&gt;</text:span></text:p>
      <text:p text:style-name="P11"><text:span text:style-name="T39">&lt;p&gt;</text:span><text:span text:style-name="T33">Evert A. Robles </text:span><text:s/><text:span text:style-name="T39">reserves the right of free use regarding any photo of his art as a tattoo. Evert A. Robles may use the image of a tattoo of his artwork in a subsequent publication.&lt;/p&gt;</text:span></text:p>
      <text:p text:style-name="P9"><text:span text:style-name="Strong_20_Emphasis"><text:span text:style-name="T38">&lt;h2&gt;</text:span></text:span>Magazines, books, and scholarly papers<text:span text:style-name="Strong_20_Emphasis"><text:span text:style-name="T38">&lt;/h2&gt;</text:span></text:span></text:p>
      <text:p text:style-name="P11"><text:span text:style-name="T39">&lt;p&gt;</text:span>If art is intended to accompany an interview or article featuring or discussing in some depth the life and art of <text:span text:style-name="T33">Evert A. Robles</text:span>, files will be provided and the use is free.</text:p>
      <text:p text:style-name="P11"><text:span text:style-name="T39">&lt;p&gt;</text:span>Use of the art of <text:span text:style-name="T33">Evert A. Robles</text:span> to illustrate any subject other than a discussion of the art and life of <text:span text:style-name="T33">Evert A. Robles</text:span> is not permitted.</text:p>
      <text:p text:style-name="P13"><text:span text:style-name="T21">&lt;p&gt;</text:span><text:span text:style-name="T19">For permission to use art in a magazine, book or scholarly paper discussing in some depth the art and life of </text:span><text:span text:style-name="T20">Evert A. Robles</text:span><text:span text:style-name="T19">, send a description of the intended use to  </text:span><text:a xlink:type="simple" xlink:href="mailto:info@alexgrey.com" text:style-name="Internet_20_link" text:visited-style-name="Visited_20_Internet_20_Link"><text:span text:style-name="T13">info@</text:span></text:a><text:a xlink:type="simple" xlink:href="http://alexgrey.com/" text:style-name="Internet_20_link" text:visited-style-name="Visited_20_Internet_20_Link">e</text:a><text:span text:style-name="T14">vertrobles.art </text:span><text:span text:style-name="T15">&lt;/p&gt;</text:span></text:p>
      <text:p text:style-name="P9"><text:span text:style-name="Strong_20_Emphasis"><text:span text:style-name="T38">&lt;h2&gt;</text:span></text:span>Permission for use is not granted<text:span text:style-name="Strong_20_Emphasis"><text:span text:style-name="T38">&lt;/h2&gt;</text:span></text:span></text:p>
      <text:p text:style-name="P11"><text:span text:style-name="T39">&lt;p&gt;</text:span>Reproduction rights for the use of art by <text:span text:style-name="T32">Evert A. Robles</text:span> <text:span text:style-name="T36">are reserved to</text:span> projects <text:span text:style-name="T36">t</text:span>hat <text:span text:style-name="T32">Evert</text:span> specifically gives his endorsement. <text:span text:style-name="T39">You are required to have a license or written permission from the Artist if you intend to create referenced or derivative work for any commercial use or for sale, including but not limited to: prints, competitions, 3D models, </text:span><text:span text:style-name="T42">album covers</text:span><text:span text:style-name="T39">, posters, websites, merchandise, etc.&lt;/p&gt;</text:span></text:p>
      <text:p text:style-name="P11"><text:span text:style-name="T39">&lt;p&gt;</text:span><text:span text:style-name="T32">Evert</text:span> does <text:span text:style-name="T36">not</text:span> grant permission or sell reproduction rights for the use of his art on collateral material — such as, brochures, business cards, pamphlets, information promoting a private practice.<text:span text:style-name="T39"> </text:span>Reproduction rights are not granted for <text:span text:style-name="T35">u</text:span>se in self-published books, workbooks or technical books, photo copies whatsoever, blotter art, party fl<text:span text:style-name="T34">y</text:span>ers, projections at parties, personal business promotion, including business cards, brochures, websites, etc. without approval.<text:span text:style-name="T39">&lt;/p&gt;</text:span></text:p>
      <text:p text:style-name="P12"><text:span text:style-name="T21">&lt;p&gt;</text:span><text:span text:style-name="T19">If you have questions whether the use you have in mind is permitted, send your inquiry with a description to </text:span><text:a xlink:type="simple" xlink:href="mailto:info@alexgrey.com" text:style-name="Internet_20_link" text:visited-style-name="Visited_20_Internet_20_Link"><text:span text:style-name="T13">info@</text:span></text:a><text:a xlink:type="simple" xlink:href="http://alexgrey.com/" text:style-name="Internet_20_link" text:visited-style-name="Visited_20_Internet_20_Link">e</text:a><text:span text:style-name="T14">vertrobles.art</text:span><text:span text:style-name="T19">.</text:span><text:span text:style-name="T21">&lt;/p&gt;</text:span></text:p>
      <text:p text:style-name="P5"><text:span text:style-name="T18">&lt;p&gt;</text:span><text:span text:style-name="T17">Copyrighted Infringement is a violation of law that may be liable for statutory damages plus legal fees for each infringed upon image.</text:span><text:span text:style-name="T18">&lt;/p&gt;</text:span></text:p>
      <text:p text:style-name="P6"><text:span text:style-name="T7"><text:line-break/></text:span><text:span text:style-name="T8">&lt;p&gt;</text:span><text:span text:style-name="T10">info</text:span><text:span text:style-name="T7">@</text:span><text:span text:style-name="T9">evertrobles.art</text:span><text:span text:style-name="T12">&lt;br&gt;</text:span><text:span text:style-name="T7"><text:line-break/></text:span><text:span text:style-name="T9">A</text:span><text:span text:style-name="T12">m</text:span><text:span text:style-name="T9">sterdam </text:span><text:span text:style-name="T7">+</text:span><text:span text:style-name="T9">31 6 2723 1977</text:span><text:span text:style-name="T12">&lt;br&gt;</text:span></text:p>
      <text:p text:style-name="P3">Thank you.<text:span text:style-name="T1">&lt;/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Slab" svg:font-family="'Roboto Slab', serif"/>
    <style:font-face style:name="inherit" svg:font-family="inherit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3:55:04.729000000</meta:creation-date>
    <dc:date>2021-01-24T22:21:11.556000000</dc:date>
    <meta:editing-duration>PT14M18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28" meta:word-count="674" meta:character-count="4391" meta:non-whitespace-character-count="3733"/>
  </office:meta>
</office:document-meta>
</file>